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1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Présentation du Kit Markdown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kit_markdown"/>Kit_markdown<text:bookmark-end text:name="kit_markdown"/></text:h>
      <text:p text:style-name="First_20_paragraph">Kit nécessaire pour la production de Markdown et PlantUML, en utilisant le logiciel <text:a xlink:type="simple" xlink:href="https://pandoc.org/" office:name=""><text:span text:style-name="Definition">Pandoc</text:span></text:a>.</text:p>
      <text:p text:style-name="Text_20_body">cf. <text:a xlink:type="simple" xlink:href="MUL_Markdown.md" office:name=""><text:span text:style-name="Definition">MUL_Markdown.md</text:span></text:a> pour plus de détails.</text:p>
      <text:h text:style-name="Heading_20_2" text:outline-level="2"><text:bookmark-start text:name="utilisation-du-kit-sous-windows"/>Utilisation du kit sous Windows<text:bookmark-end text:name="utilisation-du-kit-sous-windows"/></text:h>
      <text:h text:style-name="Heading_20_3" text:outline-level="3"><text:bookmark-start text:name="installation"/>Installation<text:bookmark-end text:name="installation"/></text:h>
      <text:p text:style-name="P1">A faire !</text:p>
      <text:h text:style-name="Heading_20_3" text:outline-level="3"><text:bookmark-start text:name="génération-des-documents"/>Génération des documents<text:bookmark-end text:name="génération-des-documents"/></text:h>
      <text:p text:style-name="First_20_paragraph">On peut générer les documents dans le répertoire <text:span text:style-name="T1">out</text:span> dans les format <text:span text:style-name="T2">HTML</text:span>, <text:span text:style-name="T2">DOCX</text:span>, et <text:span text:style-name="T2">PDF</text:span> (via latex), à l’aide de la commande suivante :</text:p>
      <text:p text:style-name="P2">cd Kit_markdown-master</text:p>
      <text:p text:style-name="P3">make_all.bat</text:p>
      <text:p text:style-name="P4">dir out</text:p>
      <text:h text:style-name="Heading_20_3" text:outline-level="3"><text:bookmark-start text:name="configuration-de-visual-code-studio-sous-windows"/>Configuration de <text:span text:style-name="T1">Visual Code Studio</text:span> sous Windows<text:bookmark-end text:name="configuration-de-visual-code-studio-sous-windows"/></text:h>
      <text:p text:style-name="P5">Les chemins “en dur” des lignes suivantes doivent bien évidemment être ajustés !</text:p>
      <text:p text:style-name="P6">{</text:p>
      <text:p text:style-name="P7"><text:s text:c="4"/>"pandoc.docxOptString": "--from markdown+mmd_title_block+table_captions+multiline_tables+grid_tables+implicit_figures+task_lists+lists_without_preceding_blankline+tex_math_dollars --lua-filter=c:/Users/baptiste.pierard/Documents/Perso/Kit_markdown_from_GitHub/ref/diagram-generator.lua --metadata=plantumlPath:\"c:/Users/baptiste.pierard/Documents/Perso/Kit_markdown_from_GitHub/ref/plantuml.jar\" --metadata=dotPath:\"c:/Program Files (x86)/Graphviz2.38/bin/dot.exe\" --self-contained --standalone --reference-doc=c:/Users/baptiste.pierard/Documents/Perso/Kit_markdown_from_GitHub/ref/MDL_Tech-Med.docm --table-of-contents",</text:p>
      <text:p text:style-name="P8"><text:s text:c="4"/>"pandoc.htmlOptString": "--from markdown+mmd_title_block+table_captions+multiline_tables+grid_tables+implicit_figures+task_lists+lists_without_preceding_blankline+tex_math_dollars --lua-filter=c:/Users/baptiste.pierard/Documents/Perso/Kit_markdown_from_GitHub/ref/diagram-generator.lua --metadata=plantumlPath:\"c:/Users/baptiste.pierard/Documents/Perso/Kit_markdown_from_GitHub/ref/plantuml.jar\" --metadata=dotPath:\"c:/Program Files (x86)/Graphviz2.38/bin/dot.exe\" --self-contained --standalone --table-of-contents --css=c:/Users/baptiste.pierard/Documents/Perso/Kit_markdown_from_GitHub/ref/style.css --number-sections --mathml",</text:p>
      <text:p text:style-name="P9"><text:s text:c="4"/>"pandoc.pdfOptString": "--from markdown+mmd_title_block+table_captions+multiline_tables+grid_tables+implicit_figures+task_lists+lists_without_preceding_blankline+tex_math_dollars --lua-filter=c:/Users/baptiste.pierard/Documents/Perso/Kit_markdown_from_GitHub/ref/diagram-generator.lua --metadata=plantumlPath:\"c:/Users/baptiste.pierard/Documents/Perso/Kit_markdown_from_GitHub/ref/plantuml.jar\" --metadata=dotPath:\"c:/Program Files (x86)/Graphviz2.38/bin/dot.exe\" --self-contained --toc --top-level-division=chapter --shift-heading-level-by=1 --number-sections --variable mainfont=\"Liberation Serif\" --variable sansfont=\"Liberation Sans\" --variable monofont=\"Liberation Mono\" --variable fontsize=10pt --variable documentclass=book -V geometry:margin=2cm"</text:p>
      <text:p text:style-name="P10">}</text:p>
      <text:p text:style-name="First_20_paragraph">Il est possible d’obtenir automatiquement les lignes de configuration en lançant la commande suivante :</text:p>
      <text:p text:style-name="P11">make_all.bat vsc</text:p>
      <text:p text:style-name="First_20_paragraph">On peux alors générer les documents à l’aide des raccourcis suivants :</text:p>
      <text:list text:style-name="L1">
        <text:list-item>
          <text:p text:style-name="P12"><text:span text:style-name="Source_Text">&lt;Ctrl&gt;+&lt;k&gt;</text:span> + <text:span text:style-name="Source_Text">p</text:span> + <text:span text:style-name="Source_Text">h</text:span> : document HTML</text:p>
        </text:list-item>
        <text:list-item>
          <text:p text:style-name="P12"><text:span text:style-name="Source_Text">&lt;Ctrl&gt;+&lt;k&gt;</text:span> + <text:span text:style-name="Source_Text">p</text:span> + <text:span text:style-name="Source_Text">d</text:span> : document Microsoft Word (<text:span text:style-name="T2">docx</text:span>)</text:p>
        </text:list-item>
        <text:list-item>
          <text:p text:style-name="P12"><text:span text:style-name="Source_Text">&lt;Ctrl&gt;+&lt;k&gt;</text:span> + <text:span text:style-name="Source_Text">p</text:span> + <text:span text:style-name="Source_Text">p</text:span> : document PDF (via <text:span text:style-name="T1">Latex</text:span>)</text:p>
        </text:list-item>
      </text:list>
      <text:h text:style-name="Heading_20_2" text:outline-level="2"><text:bookmark-start text:name="utilisation-du-kit-sous-linux"/>Utilisation du kit sous Linux<text:bookmark-end text:name="utilisation-du-kit-sous-linux"/></text:h>
      <text:h text:style-name="Heading_20_3" text:outline-level="3"><text:bookmark-start text:name="installation-1"/>Installation<text:bookmark-end text:name="installation-1"/></text:h>
      <text:p text:style-name="First_20_paragraph">C’est évidemment beaucoup plus simple que sous Windows ;-) !</text:p>
      <text:p text:style-name="P13">sudo apt update</text:p>
      <text:p text:style-name="P14">sudo apt install pandoc graphviz texlive-latex-base texlive-full</text:p>
      <text:p text:style-name="P15">git clone git@github.com:CyberPQ/Kit_markdown.git</text:p>
      <text:p text:style-name="First_20_paragraph">Si aucun développement n’est prévu, on peut remplacer le <text:span text:style-name="Source_Text">git clone ...</text:span> ci-dessus par les commandes suivantes :</text:p>
      <text:p text:style-name="P16">wget https://github.com/CyberPQ/Kit_markdown/archive/master.zip</text:p>
      <text:p text:style-name="P17">unzip master.zip</text:p>
      <text:h text:style-name="Heading_20_3" text:outline-level="3"><text:bookmark-start text:name="génération-des-documents-1"/>Génération des documents<text:bookmark-end text:name="génération-des-documents-1"/></text:h>
      <text:p text:style-name="First_20_paragraph">On peut générer les documents dans le répertoire <text:span text:style-name="T1">out</text:span> dans les format <text:span text:style-name="T2">HTML</text:span>, <text:span text:style-name="T2">DOCX</text:span>, et <text:span text:style-name="T2">PDF</text:span> (via latex), à l’aide de la commande suivante :</text:p>
      <text:p text:style-name="P18">cd Kit_markdown</text:p>
      <text:p text:style-name="P19">make all</text:p>
      <text:p text:style-name="P20">ls -1 out</text:p>
      <text:h text:style-name="Heading_20_3" text:outline-level="3"><text:bookmark-start text:name="configuration-de-visual-code-studio-sous-linux"/>Configuration de <text:span text:style-name="T1">Visual Code Studio</text:span> sous Linux<text:bookmark-end text:name="configuration-de-visual-code-studio-sous-linux"/></text:h>
      <text:p text:style-name="P21">Les chemins “en dur” des lignes suivantes doivent bien évidemment être ajustés !</text:p>
      <text:p text:style-name="P22">{</text:p>
      <text:p text:style-name="P23"><text:s text:c="4"/>"pandoc.docxOptString": "-f markdown_github+mmd_title_block+table_captions+multiline_tables+grid_tables+implicit_figures+inline_notes --reference-doc=/home/bpr/Documents/Kit_markdown/ref/MDL_Tech-Med_7.docm --toc ",</text:p>
      <text:p text:style-name="P24"><text:s text:c="4"/>"pandoc.pdfOptString": "-f markdown_github+mmd_title_block+table_captions+multiline_tables+grid_tables+implicit_figures+inline_notes --self-contained --toc --top-level-division=chapter --base-header-level=1 --number-sections --variable mainfont=\"Liberation Serif\" --variable sansfont=\"Liberation Sans\" --variable monofont=\"Liberation Mono\" --variable fontsize=10pt --variable documentclass=book -V geometry:margin=2cm ",</text:p>
      <text:p text:style-name="P25"><text:s text:c="4"/>"pandoc.htmlOptString": "-s -t html5 --toc -N -f markdown_github+mmd_title_block+table_captions+multiline_tables+grid_tables+implicit_figures+inline_notes --css=/home/bpr/Documents/Kit_markdown/ref/style.css "</text:p>
      <text:p text:style-name="P26">}</text:p>
      <text:p text:style-name="First_20_paragraph">On peux alors générer les documents à l’aide des raccourcis suivants :</text:p>
      <text:list text:style-name="L2">
        <text:list-item>
          <text:p text:style-name="P27"><text:span text:style-name="Source_Text">&lt;Ctrl&gt;+&lt;k&gt;</text:span> + <text:span text:style-name="Source_Text">p</text:span> + <text:span text:style-name="Source_Text">h</text:span> : document HTML</text:p>
        </text:list-item>
        <text:list-item>
          <text:p text:style-name="P27"><text:span text:style-name="Source_Text">&lt;Ctrl&gt;+&lt;k&gt;</text:span> + <text:span text:style-name="Source_Text">p</text:span> + <text:span text:style-name="Source_Text">d</text:span> : document Microsoft Word (<text:span text:style-name="T2">docx</text:span>)</text:p>
        </text:list-item>
        <text:list-item>
          <text:p text:style-name="P27"><text:span text:style-name="Source_Text">&lt;Ctrl&gt;+&lt;k&gt;</text:span> + <text:span text:style-name="Source_Text">p</text:span> + <text:span text:style-name="Source_Text">p</text:span> : document PDF (via <text:span text:style-name="T1">Latex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>Présentation du Kit Markdown</dc:title>
    <dc:description/>
    <dc:subject/>
    <meta:keyword/>
    <meta:initial-creator/>
    <dc:creator/>
    <meta:creation-date>2020-04-22T16:35:46Z</meta:creation-date>
    <dc:date>2020-04-22T16:35:46Z</dc:date>
    <meta:user-defined meta:name="dotPath" meta:value-type="string">c:\Program Files (x86)\Graphviz2.38\bin\dot.exe</meta:user-defined>
    <meta:user-defined meta:name="plantumlPath" meta:value-type="string">ref\plantuml.jar</meta:user-defined>
  </office:meta>
</office:document-meta>
</file>